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51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4.31pt" svg:y="0pt">
            <draw:object draw:notify-on-update-of-ranges="Sheet1.A1:Sheet1.A1 Sheet1.A2:Sheet1.A13 Sheet1.B1:Sheet1.B1 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4.83pt" svg:y="277.4pt">
            <draw:object draw:notify-on-update-of-ranges="Sheet1.A25:Sheet1.A25 Sheet1.A26:Sheet1.A37 Sheet1.B25:Sheet1.B25 Sheet1.B26:Sheet1.B37 Sheet1.C25:Sheet1.C25 Sheet1.C26:Sheet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13.87pt" svg:y="541.33pt">
            <draw:object draw:notify-on-update-of-ranges="Sheet1.A43:Sheet1.A43 Sheet1.A44:Sheet1.A55 Sheet1.B43:Sheet1.B43 Sheet1.B44:Sheet1.B55 Sheet1.C43:Sheet1.C43 Sheet1.C44:Sheet1.C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x100(vec29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1">
          <table:table-cell office:value-type="float" office:value="-64.97" calcext:value-type="float">
            <text:p>-64.9700</text:p>
          </table:table-cell>
          <table:table-cell office:value-type="float" office:value="0.6" calcext:value-type="float">
            <text:p>0.6000</text:p>
          </table:table-cell>
          <table:table-cell office:value-type="float" office:value="59.87" calcext:value-type="float">
            <text:p>59.8700</text:p>
          </table:table-cell>
          <table:table-cell table:formula="of:=[.A2]-[.C2]" office:value-type="float" office:value="-124.84" calcext:value-type="float">
            <text:p>-124.8400</text:p>
          </table:table-cell>
          <table:table-cell table:formula="of:=100*ABS([.D2])/ABS([.A2])" office:value-type="float" office:value="192.150223179929" calcext:value-type="float">
            <text:p>192.1502</text:p>
          </table:table-cell>
          <table:table-cell table:number-columns-repeated="1019"/>
        </table:table-row>
        <table:table-row table:style-name="ro1">
          <table:table-cell office:value-type="float" office:value="-64.37" calcext:value-type="float">
            <text:p>-64.3700</text:p>
          </table:table-cell>
          <table:table-cell office:value-type="float" office:value="0.29" calcext:value-type="float">
            <text:p>0.2900</text:p>
          </table:table-cell>
          <table:table-cell office:value-type="float" office:value="28.54" calcext:value-type="float">
            <text:p>28.5400</text:p>
          </table:table-cell>
          <table:table-cell table:formula="of:=[.A3]-[.C3]" office:value-type="float" office:value="-92.91" calcext:value-type="float">
            <text:p>-92.9100</text:p>
          </table:table-cell>
          <table:table-cell table:formula="of:=100*ABS([.D3])/ABS([.A3])" office:value-type="float" office:value="144.337424265962" calcext:value-type="float">
            <text:p>144.3374</text:p>
          </table:table-cell>
          <table:table-cell table:number-columns-repeated="1019"/>
        </table:table-row>
        <table:table-row table:style-name="ro1">
          <table:table-cell office:value-type="float" office:value="-60.29" calcext:value-type="float">
            <text:p>-60.2900</text:p>
          </table:table-cell>
          <table:table-cell office:value-type="float" office:value="-0.71" calcext:value-type="float">
            <text:p>-0.7100</text:p>
          </table:table-cell>
          <table:table-cell office:value-type="float" office:value="-70.55" calcext:value-type="float">
            <text:p>-70.5500</text:p>
          </table:table-cell>
          <table:table-cell table:formula="of:=[.A4]-[.C4]" office:value-type="float" office:value="10.26" calcext:value-type="float">
            <text:p>10.2600</text:p>
          </table:table-cell>
          <table:table-cell table:formula="of:=100*ABS([.D4])/ABS([.A4])" office:value-type="float" office:value="17.0177475534915" calcext:value-type="float">
            <text:p>17.0177</text:p>
          </table:table-cell>
          <table:table-cell table:number-columns-repeated="1019"/>
        </table:table-row>
        <table:table-row table:style-name="ro1">
          <table:table-cell office:value-type="float" office:value="-36.55" calcext:value-type="float">
            <text:p>-36.5500</text:p>
          </table:table-cell>
          <table:table-cell office:value-type="float" office:value="-0.61" calcext:value-type="float">
            <text:p>-0.6100</text:p>
          </table:table-cell>
          <table:table-cell office:value-type="float" office:value="-60.59" calcext:value-type="float">
            <text:p>-60.5900</text:p>
          </table:table-cell>
          <table:table-cell table:formula="of:=[.A5]-[.C5]" office:value-type="float" office:value="24.04" calcext:value-type="float">
            <text:p>24.0400</text:p>
          </table:table-cell>
          <table:table-cell table:formula="of:=100*ABS([.D5])/ABS([.A5])" office:value-type="float" office:value="65.7729138166895" calcext:value-type="float">
            <text:p>65.7729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.0000</text:p>
          </table:table-cell>
          <table:table-cell office:value-type="float" office:value="-0.36" calcext:value-type="float">
            <text:p>-0.3600</text:p>
          </table:table-cell>
          <table:table-cell office:value-type="float" office:value="-35.68" calcext:value-type="float">
            <text:p>-35.6800</text:p>
          </table:table-cell>
          <table:table-cell table:formula="of:=[.A6]-[.C6]" office:value-type="float" office:value="5.68" calcext:value-type="float">
            <text:p>5.6800</text:p>
          </table:table-cell>
          <table:table-cell table:formula="of:=100*ABS([.D6])/ABS([.A6])" office:value-type="float" office:value="18.9333333333333" calcext:value-type="float">
            <text:p>18.9333</text:p>
          </table:table-cell>
          <table:table-cell table:number-columns-repeated="1019"/>
        </table:table-row>
        <table:table-row table:style-name="ro1">
          <table:table-cell office:value-type="float" office:value="-27.54" calcext:value-type="float">
            <text:p>-27.5400</text:p>
          </table:table-cell>
          <table:table-cell office:value-type="float" office:value="-0.14" calcext:value-type="float">
            <text:p>-0.1400</text:p>
          </table:table-cell>
          <table:table-cell office:value-type="float" office:value="-14.49" calcext:value-type="float">
            <text:p>-14.4900</text:p>
          </table:table-cell>
          <table:table-cell table:formula="of:=[.A7]-[.C7]" office:value-type="float" office:value="-13.05" calcext:value-type="float">
            <text:p>-13.0500</text:p>
          </table:table-cell>
          <table:table-cell table:formula="of:=100*ABS([.D7])/ABS([.A7])" office:value-type="float" office:value="47.3856209150327" calcext:value-type="float">
            <text:p>47.3856</text:p>
          </table:table-cell>
          <table:table-cell table:number-columns-repeated="1019"/>
        </table:table-row>
        <table:table-row table:style-name="ro1">
          <table:table-cell office:value-type="float" office:value="-25.2" calcext:value-type="float">
            <text:p>-25.2000</text:p>
          </table:table-cell>
          <table:table-cell office:value-type="float" office:value="-0.16" calcext:value-type="float">
            <text:p>-0.1600</text:p>
          </table:table-cell>
          <table:table-cell office:value-type="float" office:value="-15.98" calcext:value-type="float">
            <text:p>-15.9800</text:p>
          </table:table-cell>
          <table:table-cell table:formula="of:=[.A8]-[.C8]" office:value-type="float" office:value="-9.22" calcext:value-type="float">
            <text:p>-9.2200</text:p>
          </table:table-cell>
          <table:table-cell table:formula="of:=100*ABS([.D8])/ABS([.A8])" office:value-type="float" office:value="36.5873015873016" calcext:value-type="float">
            <text:p>36.5873</text:p>
          </table:table-cell>
          <table:table-cell table:number-columns-repeated="1019"/>
        </table:table-row>
        <table:table-row table:style-name="ro1">
          <table:table-cell office:value-type="float" office:value="-14.42" calcext:value-type="float">
            <text:p>-14.4200</text:p>
          </table:table-cell>
          <table:table-cell office:value-type="float" office:value="-0.74" calcext:value-type="float">
            <text:p>-0.7400</text:p>
          </table:table-cell>
          <table:table-cell office:value-type="float" office:value="-73.51" calcext:value-type="float">
            <text:p>-73.5100</text:p>
          </table:table-cell>
          <table:table-cell table:formula="of:=[.A9]-[.C9]" office:value-type="float" office:value="59.09" calcext:value-type="float">
            <text:p>59.0900</text:p>
          </table:table-cell>
          <table:table-cell table:formula="of:=100*ABS([.D9])/ABS([.A9])" office:value-type="float" office:value="409.778085991678" calcext:value-type="float">
            <text:p>409.7781</text:p>
          </table:table-cell>
          <table:table-cell table:number-columns-repeated="1019"/>
        </table:table-row>
        <table:table-row table:style-name="ro1">
          <table:table-cell office:value-type="float" office:value="-4.19" calcext:value-type="float">
            <text:p>-4.1900</text:p>
          </table:table-cell>
          <table:table-cell office:value-type="float" office:value="-0.74" calcext:value-type="float">
            <text:p>-0.7400</text:p>
          </table:table-cell>
          <table:table-cell office:value-type="float" office:value="-73.76" calcext:value-type="float">
            <text:p>-73.7600</text:p>
          </table:table-cell>
          <table:table-cell table:formula="of:=[.A10]-[.C10]" office:value-type="float" office:value="69.57" calcext:value-type="float">
            <text:p>69.5700</text:p>
          </table:table-cell>
          <table:table-cell table:formula="of:=100*ABS([.D10])/ABS([.A10])" office:value-type="float" office:value="1660.38186157518" calcext:value-type="float">
            <text:p>1660.3819</text:p>
          </table:table-cell>
          <table:table-cell table:number-columns-repeated="1019"/>
        </table:table-row>
        <table:table-row table:style-name="ro1">
          <table:table-cell office:value-type="float" office:value="-2.12" calcext:value-type="float">
            <text:p>-2.1200</text:p>
          </table:table-cell>
          <table:table-cell office:value-type="float" office:value="-0.54" calcext:value-type="float">
            <text:p>-0.5400</text:p>
          </table:table-cell>
          <table:table-cell office:value-type="float" office:value="-53.63" calcext:value-type="float">
            <text:p>-53.6300</text:p>
          </table:table-cell>
          <table:table-cell table:formula="of:=[.A11]-[.C11]" office:value-type="float" office:value="51.51" calcext:value-type="float">
            <text:p>51.5100</text:p>
          </table:table-cell>
          <table:table-cell table:formula="of:=100*ABS([.D11])/ABS([.A11])" office:value-type="float" office:value="2429.71698113208" calcext:value-type="float">
            <text:p>2429.7170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000</text:p>
          </table:table-cell>
          <table:table-cell office:value-type="float" office:value="0.61" calcext:value-type="float">
            <text:p>0.6100</text:p>
          </table:table-cell>
          <table:table-cell office:value-type="float" office:value="60.93" calcext:value-type="float">
            <text:p>60.9300</text:p>
          </table:table-cell>
          <table:table-cell table:formula="of:=[.A12]-[.C12]" office:value-type="float" office:value="-58.73" calcext:value-type="float">
            <text:p>-58.7300</text:p>
          </table:table-cell>
          <table:table-cell table:formula="of:=100*ABS([.D12])/ABS([.A12])" office:value-type="float" office:value="2669.54545454545" calcext:value-type="float">
            <text:p>2669.5455</text:p>
          </table:table-cell>
          <table:table-cell table:number-columns-repeated="1019"/>
        </table:table-row>
        <table:table-row table:style-name="ro1">
          <table:table-cell office:value-type="float" office:value="80.6" calcext:value-type="float">
            <text:p>80.6000</text:p>
          </table:table-cell>
          <table:table-cell office:value-type="float" office:value="0.71" calcext:value-type="float">
            <text:p>0.7100</text:p>
          </table:table-cell>
          <table:table-cell office:value-type="float" office:value="71.29" calcext:value-type="float">
            <text:p>71.2900</text:p>
          </table:table-cell>
          <table:table-cell table:formula="of:=[.A13]-[.C13]" office:value-type="float" office:value="9.30999999999999" calcext:value-type="float">
            <text:p>9.3100</text:p>
          </table:table-cell>
          <table:table-cell table:formula="of:=100*ABS([.D13])/ABS([.A13])" office:value-type="float" office:value="11.5508684863523" calcext:value-type="float">
            <text:p>11.550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vg_err_vec29</text:p>
          </table:table-cell>
          <table:table-cell table:formula="of:=SUM([.E2:.E13])/12" office:value-type="float" office:value="641.929818031873" calcext:value-type="float">
            <text:p>641.929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wekktor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x100(vec58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1">
          <table:table-cell office:value-type="float" office:value="-64.9701" calcext:value-type="float">
            <text:p>-64.9701</text:p>
          </table:table-cell>
          <table:table-cell office:value-type="float" office:value="-0.5919" calcext:value-type="float">
            <text:p>-0.5919</text:p>
          </table:table-cell>
          <table:table-cell office:value-type="float" office:value="-59.1902" calcext:value-type="float">
            <text:p>-59.1902</text:p>
          </table:table-cell>
          <table:table-cell table:formula="of:=[.A26]-[.C26]" office:value-type="float" office:value="-5.77990000000001" calcext:value-type="float">
            <text:p>-5.7799</text:p>
          </table:table-cell>
          <table:table-cell table:formula="of:=100*ABS([.D26])/ABS([.A26])" office:value-type="float" office:value="8.89624611936876" calcext:value-type="float">
            <text:p>8.8962</text:p>
          </table:table-cell>
          <table:table-cell table:number-columns-repeated="1019"/>
        </table:table-row>
        <table:table-row table:style-name="ro1">
          <table:table-cell office:value-type="float" office:value="-64.3715" calcext:value-type="float">
            <text:p>-64.3715</text:p>
          </table:table-cell>
          <table:table-cell office:value-type="float" office:value="-0.5962" calcext:value-type="float">
            <text:p>-0.5962</text:p>
          </table:table-cell>
          <table:table-cell office:value-type="float" office:value="-59.6228" calcext:value-type="float">
            <text:p>-59.6228</text:p>
          </table:table-cell>
          <table:table-cell table:formula="of:=[.A27]-[.C27]" office:value-type="float" office:value="-4.7487" calcext:value-type="float">
            <text:p>-4.7487</text:p>
          </table:table-cell>
          <table:table-cell table:formula="of:=100*ABS([.D27])/ABS([.A27])" office:value-type="float" office:value="7.37702244005499" calcext:value-type="float">
            <text:p>7.3770</text:p>
          </table:table-cell>
          <table:table-cell table:number-columns-repeated="1019"/>
        </table:table-row>
        <table:table-row table:style-name="ro1">
          <table:table-cell office:value-type="float" office:value="-60.2934" calcext:value-type="float">
            <text:p>-60.2934</text:p>
          </table:table-cell>
          <table:table-cell office:value-type="float" office:value="-0.2557" calcext:value-type="float">
            <text:p>-0.2557</text:p>
          </table:table-cell>
          <table:table-cell office:value-type="float" office:value="-25.5746" calcext:value-type="float">
            <text:p>-25.5746</text:p>
          </table:table-cell>
          <table:table-cell table:formula="of:=[.A28]-[.C28]" office:value-type="float" office:value="-34.7188" calcext:value-type="float">
            <text:p>-34.7188</text:p>
          </table:table-cell>
          <table:table-cell table:formula="of:=100*ABS([.D28])/ABS([.A28])" office:value-type="float" office:value="57.5830853791626" calcext:value-type="float">
            <text:p>57.5831</text:p>
          </table:table-cell>
          <table:table-cell table:number-columns-repeated="1019"/>
        </table:table-row>
        <table:table-row table:style-name="ro1">
          <table:table-cell office:value-type="float" office:value="-36.5514" calcext:value-type="float">
            <text:p>-36.5514</text:p>
          </table:table-cell>
          <table:table-cell office:value-type="float" office:value="-0.836" calcext:value-type="float">
            <text:p>-0.8360</text:p>
          </table:table-cell>
          <table:table-cell office:value-type="float" office:value="-83.5961" calcext:value-type="float">
            <text:p>-83.5961</text:p>
          </table:table-cell>
          <table:table-cell table:formula="of:=[.A29]-[.C29]" office:value-type="float" office:value="47.0447" calcext:value-type="float">
            <text:p>47.0447</text:p>
          </table:table-cell>
          <table:table-cell table:formula="of:=100*ABS([.D29])/ABS([.A29])" office:value-type="float" office:value="128.708339489048" calcext:value-type="float">
            <text:p>128.7083</text:p>
          </table:table-cell>
          <table:table-cell table:number-columns-repeated="1019"/>
        </table:table-row>
        <table:table-row table:style-name="ro1">
          <table:table-cell office:value-type="float" office:value="-30.0038" calcext:value-type="float">
            <text:p>-30.0038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-6.3773" calcext:value-type="float">
            <text:p>-6.3773</text:p>
          </table:table-cell>
          <table:table-cell table:formula="of:=[.A30]-[.C30]" office:value-type="float" office:value="-23.6265" calcext:value-type="float">
            <text:p>-23.6265</text:p>
          </table:table-cell>
          <table:table-cell table:formula="of:=100*ABS([.D30])/ABS([.A30])" office:value-type="float" office:value="78.7450256300869" calcext:value-type="float">
            <text:p>78.7450</text:p>
          </table:table-cell>
          <table:table-cell table:number-columns-repeated="1019"/>
        </table:table-row>
        <table:table-row table:style-name="ro1">
          <table:table-cell office:value-type="float" office:value="-27.5413" calcext:value-type="float">
            <text:p>-27.5413</text:p>
          </table:table-cell>
          <table:table-cell office:value-type="float" office:value="-0.4243" calcext:value-type="float">
            <text:p>-0.4243</text:p>
          </table:table-cell>
          <table:table-cell office:value-type="float" office:value="-42.4274" calcext:value-type="float">
            <text:p>-42.4274</text:p>
          </table:table-cell>
          <table:table-cell table:formula="of:=[.A31]-[.C31]" office:value-type="float" office:value="14.8861" calcext:value-type="float">
            <text:p>14.8861</text:p>
          </table:table-cell>
          <table:table-cell table:formula="of:=100*ABS([.D31])/ABS([.A31])" office:value-type="float" office:value="54.0500993054068" calcext:value-type="float">
            <text:p>54.0501</text:p>
          </table:table-cell>
          <table:table-cell table:number-columns-repeated="1019"/>
        </table:table-row>
        <table:table-row table:style-name="ro1">
          <table:table-cell office:value-type="float" office:value="-25.2019" calcext:value-type="float">
            <text:p>-25.2019</text:p>
          </table:table-cell>
          <table:table-cell office:value-type="float" office:value="0.6026" calcext:value-type="float">
            <text:p>0.6026</text:p>
          </table:table-cell>
          <table:table-cell office:value-type="float" office:value="60.2621" calcext:value-type="float">
            <text:p>60.2621</text:p>
          </table:table-cell>
          <table:table-cell table:formula="of:=[.A32]-[.C32]" office:value-type="float" office:value="-85.464" calcext:value-type="float">
            <text:p>-85.4640</text:p>
          </table:table-cell>
          <table:table-cell table:formula="of:=100*ABS([.D32])/ABS([.A32])" office:value-type="float" office:value="339.117288775846" calcext:value-type="float">
            <text:p>339.1173</text:p>
          </table:table-cell>
          <table:table-cell table:number-columns-repeated="1019"/>
        </table:table-row>
        <table:table-row table:style-name="ro1">
          <table:table-cell office:value-type="float" office:value="-14.4238" calcext:value-type="float">
            <text:p>-14.4238</text:p>
          </table:table-cell>
          <table:table-cell office:value-type="float" office:value="-0.7435" calcext:value-type="float">
            <text:p>-0.7435</text:p>
          </table:table-cell>
          <table:table-cell office:value-type="float" office:value="-74.3522" calcext:value-type="float">
            <text:p>-74.3522</text:p>
          </table:table-cell>
          <table:table-cell table:formula="of:=[.A33]-[.C33]" office:value-type="float" office:value="59.9284" calcext:value-type="float">
            <text:p>59.9284</text:p>
          </table:table-cell>
          <table:table-cell table:formula="of:=100*ABS([.D33])/ABS([.A33])" office:value-type="float" office:value="415.482743798444" calcext:value-type="float">
            <text:p>415.4827</text:p>
          </table:table-cell>
          <table:table-cell table:number-columns-repeated="1019"/>
        </table:table-row>
        <table:table-row table:style-name="ro1">
          <table:table-cell office:value-type="float" office:value="-4.188" calcext:value-type="float">
            <text:p>-4.1880</text:p>
          </table:table-cell>
          <table:table-cell office:value-type="float" office:value="0.8276" calcext:value-type="float">
            <text:p>0.8276</text:p>
          </table:table-cell>
          <table:table-cell office:value-type="float" office:value="82.7577" calcext:value-type="float">
            <text:p>82.7577</text:p>
          </table:table-cell>
          <table:table-cell table:formula="of:=[.A34]-[.C34]" office:value-type="float" office:value="-86.9457" calcext:value-type="float">
            <text:p>-86.9457</text:p>
          </table:table-cell>
          <table:table-cell table:formula="of:=100*ABS([.D34])/ABS([.A34])" office:value-type="float" office:value="2076.06733524355" calcext:value-type="float">
            <text:p>2076.0673</text:p>
          </table:table-cell>
          <table:table-cell table:number-columns-repeated="1019"/>
        </table:table-row>
        <table:table-row table:style-name="ro1">
          <table:table-cell office:value-type="float" office:value="-2.1186" calcext:value-type="float">
            <text:p>-2.1186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-24.1394" calcext:value-type="float">
            <text:p>-24.1394</text:p>
          </table:table-cell>
          <table:table-cell table:formula="of:=[.A35]-[.C35]" office:value-type="float" office:value="22.0208" calcext:value-type="float">
            <text:p>22.0208</text:p>
          </table:table-cell>
          <table:table-cell table:formula="of:=100*ABS([.D35])/ABS([.A35])" office:value-type="float" office:value="1039.4033795903" calcext:value-type="float">
            <text:p>1039.4034</text:p>
          </table:table-cell>
          <table:table-cell table:number-columns-repeated="1019"/>
        </table:table-row>
        <table:table-row table:style-name="ro1">
          <table:table-cell office:value-type="float" office:value="2.1956" calcext:value-type="float">
            <text:p>2.1956</text:p>
          </table:table-cell>
          <table:table-cell office:value-type="float" office:value="0.3528" calcext:value-type="float">
            <text:p>0.3528</text:p>
          </table:table-cell>
          <table:table-cell office:value-type="float" office:value="35.2761" calcext:value-type="float">
            <text:p>35.2761</text:p>
          </table:table-cell>
          <table:table-cell table:formula="of:=[.A36]-[.C36]" office:value-type="float" office:value="-33.0805" calcext:value-type="float">
            <text:p>-33.0805</text:p>
          </table:table-cell>
          <table:table-cell table:formula="of:=100*ABS([.D36])/ABS([.A36])" office:value-type="float" office:value="1506.67243578065" calcext:value-type="float">
            <text:p>1506.6724</text:p>
          </table:table-cell>
          <table:table-cell table:number-columns-repeated="1019"/>
        </table:table-row>
        <table:table-row table:style-name="ro1">
          <table:table-cell office:value-type="float" office:value="80.597" calcext:value-type="float">
            <text:p>80.5970</text:p>
          </table:table-cell>
          <table:table-cell office:value-type="float" office:value="0.0819" calcext:value-type="float">
            <text:p>0.0819</text:p>
          </table:table-cell>
          <table:table-cell office:value-type="float" office:value="8.1853" calcext:value-type="float">
            <text:p>8.1853</text:p>
          </table:table-cell>
          <table:table-cell table:formula="of:=[.A37]-[.C37]" office:value-type="float" office:value="72.4117" calcext:value-type="float">
            <text:p>72.4117</text:p>
          </table:table-cell>
          <table:table-cell table:formula="of:=100*ABS([.D37])/ABS([.A37])" office:value-type="float" office:value="89.8441629341043" calcext:value-type="float">
            <text:p>89.844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vg_err_vec58</text:p>
          </table:table-cell>
          <table:table-cell table:formula="of:=SUM([.E26:.E37])/12" office:value-type="float" office:value="483.495597040502" calcext:value-type="float">
            <text:p>483.495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vg_err_vec29</text:p>
          </table:table-cell>
          <table:table-cell office:value-type="float" office:value="641.9298" calcext:value-type="float">
            <text:p>641.929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vg_err_vec58_over_vec29</text:p>
          </table:table-cell>
          <table:table-cell table:formula="of:=[.$E$38]/[.$E$39]" office:value-type="float" office:value="0.753190764847655" calcext:value-type="float">
            <text:p>0.7532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x100(vec29)</text:p>
          </table:table-cell>
          <table:table-cell office:value-type="string" calcext:value-type="string">
            <text:p>x100(vec58)</text:p>
          </table:table-cell>
          <table:table-cell table:number-columns-repeated="1021"/>
        </table:table-row>
        <table:table-row table:style-name="ro1">
          <table:table-cell office:value-type="float" office:value="-64.97" calcext:value-type="float">
            <text:p>-64.9700</text:p>
          </table:table-cell>
          <table:table-cell office:value-type="float" office:value="59.87" calcext:value-type="float">
            <text:p>59.8700</text:p>
          </table:table-cell>
          <table:table-cell office:value-type="float" office:value="-59.1902" calcext:value-type="float">
            <text:p>-59.1902</text:p>
          </table:table-cell>
          <table:table-cell table:number-columns-repeated="1021"/>
        </table:table-row>
        <table:table-row table:style-name="ro1">
          <table:table-cell office:value-type="float" office:value="-64.37" calcext:value-type="float">
            <text:p>-64.3700</text:p>
          </table:table-cell>
          <table:table-cell office:value-type="float" office:value="28.54" calcext:value-type="float">
            <text:p>28.5400</text:p>
          </table:table-cell>
          <table:table-cell office:value-type="float" office:value="-59.6228" calcext:value-type="float">
            <text:p>-59.6228</text:p>
          </table:table-cell>
          <table:table-cell table:number-columns-repeated="1021"/>
        </table:table-row>
        <table:table-row table:style-name="ro1">
          <table:table-cell office:value-type="float" office:value="-60.29" calcext:value-type="float">
            <text:p>-60.2900</text:p>
          </table:table-cell>
          <table:table-cell office:value-type="float" office:value="-70.55" calcext:value-type="float">
            <text:p>-70.5500</text:p>
          </table:table-cell>
          <table:table-cell office:value-type="float" office:value="-25.5746" calcext:value-type="float">
            <text:p>-25.5746</text:p>
          </table:table-cell>
          <table:table-cell table:number-columns-repeated="1021"/>
        </table:table-row>
        <table:table-row table:style-name="ro1">
          <table:table-cell office:value-type="float" office:value="-36.55" calcext:value-type="float">
            <text:p>-36.5500</text:p>
          </table:table-cell>
          <table:table-cell office:value-type="float" office:value="-60.59" calcext:value-type="float">
            <text:p>-60.5900</text:p>
          </table:table-cell>
          <table:table-cell office:value-type="float" office:value="-83.5961" calcext:value-type="float">
            <text:p>-83.5961</text:p>
          </table:table-cell>
          <table:table-cell table:number-columns-repeated="1021"/>
        </table:table-row>
        <table:table-row table:style-name="ro1">
          <table:table-cell office:value-type="float" office:value="-30" calcext:value-type="float">
            <text:p>-30.0000</text:p>
          </table:table-cell>
          <table:table-cell office:value-type="float" office:value="-35.68" calcext:value-type="float">
            <text:p>-35.6800</text:p>
          </table:table-cell>
          <table:table-cell office:value-type="float" office:value="-6.3773" calcext:value-type="float">
            <text:p>-6.3773</text:p>
          </table:table-cell>
          <table:table-cell table:number-columns-repeated="1021"/>
        </table:table-row>
        <table:table-row table:style-name="ro1">
          <table:table-cell office:value-type="float" office:value="-27.54" calcext:value-type="float">
            <text:p>-27.5400</text:p>
          </table:table-cell>
          <table:table-cell office:value-type="float" office:value="-14.49" calcext:value-type="float">
            <text:p>-14.4900</text:p>
          </table:table-cell>
          <table:table-cell office:value-type="float" office:value="-42.4274" calcext:value-type="float">
            <text:p>-42.4274</text:p>
          </table:table-cell>
          <table:table-cell table:number-columns-repeated="1021"/>
        </table:table-row>
        <table:table-row table:style-name="ro1">
          <table:table-cell office:value-type="float" office:value="-25.2" calcext:value-type="float">
            <text:p>-25.2000</text:p>
          </table:table-cell>
          <table:table-cell office:value-type="float" office:value="-15.98" calcext:value-type="float">
            <text:p>-15.9800</text:p>
          </table:table-cell>
          <table:table-cell office:value-type="float" office:value="60.2621" calcext:value-type="float">
            <text:p>60.2621</text:p>
          </table:table-cell>
          <table:table-cell table:number-columns-repeated="1021"/>
        </table:table-row>
        <table:table-row table:style-name="ro1">
          <table:table-cell office:value-type="float" office:value="-14.42" calcext:value-type="float">
            <text:p>-14.4200</text:p>
          </table:table-cell>
          <table:table-cell office:value-type="float" office:value="-73.51" calcext:value-type="float">
            <text:p>-73.5100</text:p>
          </table:table-cell>
          <table:table-cell office:value-type="float" office:value="-74.3522" calcext:value-type="float">
            <text:p>-74.3522</text:p>
          </table:table-cell>
          <table:table-cell table:number-columns-repeated="1021"/>
        </table:table-row>
        <table:table-row table:style-name="ro1">
          <table:table-cell office:value-type="float" office:value="-4.19" calcext:value-type="float">
            <text:p>-4.1900</text:p>
          </table:table-cell>
          <table:table-cell office:value-type="float" office:value="-73.76" calcext:value-type="float">
            <text:p>-73.7600</text:p>
          </table:table-cell>
          <table:table-cell office:value-type="float" office:value="82.7577" calcext:value-type="float">
            <text:p>82.7577</text:p>
          </table:table-cell>
          <table:table-cell table:number-columns-repeated="1021"/>
        </table:table-row>
        <table:table-row table:style-name="ro1">
          <table:table-cell office:value-type="float" office:value="-2.12" calcext:value-type="float">
            <text:p>-2.1200</text:p>
          </table:table-cell>
          <table:table-cell office:value-type="float" office:value="-53.63" calcext:value-type="float">
            <text:p>-53.6300</text:p>
          </table:table-cell>
          <table:table-cell office:value-type="float" office:value="-24.1394" calcext:value-type="float">
            <text:p>-24.1394</text:p>
          </table:table-cell>
          <table:table-cell table:number-columns-repeated="1021"/>
        </table:table-row>
        <table:table-row table:style-name="ro1">
          <table:table-cell office:value-type="float" office:value="2.2" calcext:value-type="float">
            <text:p>2.2000</text:p>
          </table:table-cell>
          <table:table-cell office:value-type="float" office:value="60.93" calcext:value-type="float">
            <text:p>60.9300</text:p>
          </table:table-cell>
          <table:table-cell office:value-type="float" office:value="35.2761" calcext:value-type="float">
            <text:p>35.2761</text:p>
          </table:table-cell>
          <table:table-cell table:number-columns-repeated="1021"/>
        </table:table-row>
        <table:table-row table:style-name="ro1">
          <table:table-cell office:value-type="float" office:value="80.6" calcext:value-type="float">
            <text:p>80.6000</text:p>
          </table:table-cell>
          <table:table-cell office:value-type="float" office:value="71.29" calcext:value-type="float">
            <text:p>71.2900</text:p>
          </table:table-cell>
          <table:table-cell office:value-type="float" office:value="8.1853" calcext:value-type="float">
            <text:p>8.1853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style-name="ce3" table:number-columns-repeated="2"/>
          <table:table-cell table:style-name="ce3" office:value-type="string" calcext:value-type="string">
            <text:p>avg_err_vec58</text:p>
          </table:table-cell>
          <table:table-cell table:style-name="ce3" office:value-type="string" calcext:value-type="string">
            <text:p>avg_err_vec29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3" table:number-columns-repeated="2"/>
          <table:table-cell table:style-name="ce5" office:value-type="float" office:value="483.4956" calcext:value-type="float">
            <text:p>483.4956</text:p>
          </table:table-cell>
          <table:table-cell table:style-name="ce5" office:value-type="float" office:value="641.9298" calcext:value-type="float">
            <text:p>641.9298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avg_err_vec58</text:p>
          </table:table-cell>
          <table:table-cell table:style-name="ce4" office:value-type="float" office:value="483.4956" calcext:value-type="float">
            <text:p>483.4956</text:p>
          </table:table-cell>
          <table:table-cell table:style-name="ce6" table:formula="of:=[.$G$66]/[.F67]" office:value-type="percentage" office:value="1" calcext:value-type="percentage">
            <text:p>100.00%</text:p>
          </table:table-cell>
          <table:table-cell table:style-name="ce6" table:formula="of:=[.$H$66]/[.F67]" office:value-type="percentage" office:value="1.32768488482625" calcext:value-type="percentage">
            <text:p>132.77%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3" office:value-type="string" calcext:value-type="string">
            <text:p>avg_err_vec29</text:p>
          </table:table-cell>
          <table:table-cell table:style-name="ce4" office:value-type="float" office:value="641.9298" calcext:value-type="float">
            <text:p>641.9298</text:p>
          </table:table-cell>
          <table:table-cell table:style-name="ce6" table:formula="of:=[.$G$66]/[.F68]" office:value-type="percentage" office:value="0.753190769457969" calcext:value-type="percentage">
            <text:p>75.32%</text:p>
          </table:table-cell>
          <table:table-cell table:style-name="ce6" table:formula="of:=[.$H$66]/[.F68]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7:53:02.632501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1:28:04.318890234</meta:creation-date>
    <dc:date>2020-02-19T07:56:02.117837590</dc:date>
    <meta:editing-duration>PT4H11M52S</meta:editing-duration>
    <meta:editing-cycles>6</meta:editing-cycles>
    <meta:generator>LibreOffice/6.0.7.3$Linux_X86_64 LibreOffice_project/00m0$Build-3</meta:generator>
    <meta:document-statistic meta:table-count="2" meta:cell-count="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77cm" svg:y="3.703cm" style:legend-expansion="high" chart:style-name="ch2"/>
        <chart:plot-area chart:style-name="ch3" table:cell-range-address="Sheet1.A1:Sheet1.C13" chart:data-source-has-labels="row" svg:x="0.32cm" svg:y="0.18cm" svg:width="12.137cm" svg:height="8.64cm">
          <chartooo:coordinate-region svg:x="2.079cm" svg:y="0.379cm" svg:width="10.37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3" chart:label-cell-address="Sheet1.A1:Sheet1.A1" chart:class="chart:bar">
            <chart:data-point chart:repeated="12"/>
          </chart:series>
          <chart:series chart:style-name="ch8" chart:values-cell-range-address="Sheet1.B2:Sheet1.B13" chart:label-cell-address="Sheet1.B1:Sheet1.B1" chart:class="chart:line">
            <chart:data-point chart:repeated="12"/>
          </chart:series>
          <chart:series chart:style-name="ch9" chart:values-cell-range-address="Sheet1.C2:Sheet1.C13" chart:label-cell-address="Sheet1.C1:Sheet1.C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A1:Sheet1.A1</svg:desc>
                </draw:g>
              </table:table-cell>
              <table:table-cell office:value-type="string">
                <text:p>RECEIVED</text:p>
                <draw:g>
                  <svg:desc>Sheet1.B1:Sheet1.B1</svg:desc>
                </draw:g>
              </table:table-cell>
              <table:table-cell office:value-type="string">
                <text:p>x100(vec29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.97">
                <text:p>-64.97</text:p>
                <draw:g>
                  <svg:desc>Sheet1.A2:Sheet1.A13</svg:desc>
                </draw:g>
              </table:table-cell>
              <table:table-cell office:value-type="float" office:value="0.6">
                <text:p>0.6</text:p>
                <draw:g>
                  <svg:desc>Sheet1.B2:Sheet1.B13</svg:desc>
                </draw:g>
              </table:table-cell>
              <table:table-cell office:value-type="float" office:value="59.87">
                <text:p>59.87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.37">
                <text:p>-64.37</text:p>
              </table:table-cell>
              <table:table-cell office:value-type="float" office:value="0.29">
                <text:p>0.29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.29">
                <text:p>-60.29</text:p>
              </table:table-cell>
              <table:table-cell office:value-type="float" office:value="-0.71">
                <text:p>-0.71</text:p>
              </table:table-cell>
              <table:table-cell office:value-type="float" office:value="-70.55">
                <text:p>-7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.55">
                <text:p>-36.55</text:p>
              </table:table-cell>
              <table:table-cell office:value-type="float" office:value="-0.61">
                <text:p>-0.61</text:p>
              </table:table-cell>
              <table:table-cell office:value-type="float" office:value="-60.59">
                <text:p>-6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-0.36">
                <text:p>-0.36</text:p>
              </table:table-cell>
              <table:table-cell office:value-type="float" office:value="-35.68">
                <text:p>-35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.54">
                <text:p>-27.54</text:p>
              </table:table-cell>
              <table:table-cell office:value-type="float" office:value="-0.14">
                <text:p>-0.14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.2">
                <text:p>-25.2</text:p>
              </table:table-cell>
              <table:table-cell office:value-type="float" office:value="-0.16">
                <text:p>-0.16</text:p>
              </table:table-cell>
              <table:table-cell office:value-type="float" office:value="-15.98">
                <text:p>-15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42">
                <text:p>-14.42</text:p>
              </table:table-cell>
              <table:table-cell office:value-type="float" office:value="-0.74">
                <text:p>-0.74</text:p>
              </table:table-cell>
              <table:table-cell office:value-type="float" office:value="-73.51">
                <text:p>-73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19">
                <text:p>-4.19</text:p>
              </table:table-cell>
              <table:table-cell office:value-type="float" office:value="-0.74">
                <text:p>-0.74</text:p>
              </table:table-cell>
              <table:table-cell office:value-type="float" office:value="-73.76">
                <text:p>-7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2">
                <text:p>-2.12</text:p>
              </table:table-cell>
              <table:table-cell office:value-type="float" office:value="-0.54">
                <text:p>-0.54</text:p>
              </table:table-cell>
              <table:table-cell office:value-type="float" office:value="-53.63">
                <text:p>-53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61">
                <text:p>0.61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6">
                <text:p>80.6</text:p>
              </table:table-cell>
              <table:table-cell office:value-type="float" office:value="0.71">
                <text:p>0.71</text:p>
              </table:table-cell>
              <table:table-cell office:value-type="float" office:value="71.29">
                <text:p>7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77cm" svg:y="3.703cm" style:legend-expansion="high" chart:style-name="ch2"/>
        <chart:plot-area chart:style-name="ch3" table:cell-range-address="Sheet1.A25:Sheet1.C37" chart:data-source-has-labels="row" svg:x="0.32cm" svg:y="0.18cm" svg:width="12.137cm" svg:height="8.64cm">
          <chartooo:coordinate-region svg:x="2.079cm" svg:y="0.379cm" svg:width="10.37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6:Sheet1.A37" chart:label-cell-address="Sheet1.A25:Sheet1.A25" chart:class="chart:bar">
            <chart:data-point chart:repeated="12"/>
          </chart:series>
          <chart:series chart:style-name="ch8" chart:values-cell-range-address="Sheet1.B26:Sheet1.B37" chart:label-cell-address="Sheet1.B25:Sheet1.B25" chart:class="chart:line">
            <chart:data-point chart:repeated="12"/>
          </chart:series>
          <chart:series chart:style-name="ch9" chart:values-cell-range-address="Sheet1.C26:Sheet1.C37" chart:label-cell-address="Sheet1.C25:Sheet1.C2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A25:Sheet1.A25</svg:desc>
                </draw:g>
              </table:table-cell>
              <table:table-cell office:value-type="string">
                <text:p>RECEIVED</text:p>
                <draw:g>
                  <svg:desc>Sheet1.B25:Sheet1.B25</svg:desc>
                </draw:g>
              </table:table-cell>
              <table:table-cell office:value-type="string">
                <text:p>x100(vec58)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.9701">
                <text:p>-64.9701</text:p>
                <draw:g>
                  <svg:desc>Sheet1.A26:Sheet1.A37</svg:desc>
                </draw:g>
              </table:table-cell>
              <table:table-cell office:value-type="float" office:value="-0.5919">
                <text:p>-0.5919</text:p>
                <draw:g>
                  <svg:desc>Sheet1.B26:Sheet1.B37</svg:desc>
                </draw:g>
              </table:table-cell>
              <table:table-cell office:value-type="float" office:value="-59.1902">
                <text:p>-59.1902</text:p>
                <draw:g>
                  <svg:desc>Sheet1.C26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.3715">
                <text:p>-64.3715</text:p>
              </table:table-cell>
              <table:table-cell office:value-type="float" office:value="-0.5962">
                <text:p>-0.5962</text:p>
              </table:table-cell>
              <table:table-cell office:value-type="float" office:value="-59.6228">
                <text:p>-59.6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.2934">
                <text:p>-60.2934</text:p>
              </table:table-cell>
              <table:table-cell office:value-type="float" office:value="-0.2557">
                <text:p>-0.2557</text:p>
              </table:table-cell>
              <table:table-cell office:value-type="float" office:value="-25.5746">
                <text:p>-25.5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.5514">
                <text:p>-36.5514</text:p>
              </table:table-cell>
              <table:table-cell office:value-type="float" office:value="-0.836">
                <text:p>-0.836</text:p>
              </table:table-cell>
              <table:table-cell office:value-type="float" office:value="-83.5961">
                <text:p>-83.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.0038">
                <text:p>-30.0038</text:p>
              </table:table-cell>
              <table:table-cell office:value-type="float" office:value="-0.0638">
                <text:p>-0.0638</text:p>
              </table:table-cell>
              <table:table-cell office:value-type="float" office:value="-6.3773">
                <text:p>-6.3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.5413">
                <text:p>-27.5413</text:p>
              </table:table-cell>
              <table:table-cell office:value-type="float" office:value="-0.4243">
                <text:p>-0.4243</text:p>
              </table:table-cell>
              <table:table-cell office:value-type="float" office:value="-42.4274">
                <text:p>-42.4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.2019">
                <text:p>-25.2019</text:p>
              </table:table-cell>
              <table:table-cell office:value-type="float" office:value="0.6026">
                <text:p>0.6026</text:p>
              </table:table-cell>
              <table:table-cell office:value-type="float" office:value="60.2621">
                <text:p>60.2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4238">
                <text:p>-14.4238</text:p>
              </table:table-cell>
              <table:table-cell office:value-type="float" office:value="-0.7435">
                <text:p>-0.7435</text:p>
              </table:table-cell>
              <table:table-cell office:value-type="float" office:value="-74.3522">
                <text:p>-74.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188">
                <text:p>-4.188</text:p>
              </table:table-cell>
              <table:table-cell office:value-type="float" office:value="0.8276">
                <text:p>0.8276</text:p>
              </table:table-cell>
              <table:table-cell office:value-type="float" office:value="82.7577">
                <text:p>82.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186">
                <text:p>-2.1186</text:p>
              </table:table-cell>
              <table:table-cell office:value-type="float" office:value="-0.2414">
                <text:p>-0.2414</text:p>
              </table:table-cell>
              <table:table-cell office:value-type="float" office:value="-24.1394">
                <text:p>-24.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956">
                <text:p>2.1956</text:p>
              </table:table-cell>
              <table:table-cell office:value-type="float" office:value="0.3528">
                <text:p>0.3528</text:p>
              </table:table-cell>
              <table:table-cell office:value-type="float" office:value="35.2761">
                <text:p>35.2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597">
                <text:p>80.597</text:p>
              </table:table-cell>
              <table:table-cell office:value-type="float" office:value="0.0819">
                <text:p>0.0819</text:p>
              </table:table-cell>
              <table:table-cell office:value-type="float" office:value="8.1853">
                <text:p>8.1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703cm" style:legend-expansion="high" chart:style-name="ch2"/>
        <chart:plot-area chart:style-name="ch3" table:cell-range-address="Sheet1.A43:Sheet1.C55" chart:data-source-has-labels="row" svg:x="0.32cm" svg:y="0.18cm" svg:width="12.726cm" svg:height="8.64cm">
          <chartooo:coordinate-region svg:x="2.079cm" svg:y="0.379cm" svg:width="10.96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4:Sheet1.A55" chart:label-cell-address="Sheet1.A43:Sheet1.A43" chart:class="chart:bar">
            <chart:data-point chart:repeated="12"/>
          </chart:series>
          <chart:series chart:style-name="ch8" chart:values-cell-range-address="Sheet1.B44:Sheet1.B55" chart:label-cell-address="Sheet1.B43:Sheet1.B43" chart:class="chart:bar">
            <chart:data-point chart:repeated="12"/>
          </chart:series>
          <chart:series chart:style-name="ch9" chart:values-cell-range-address="Sheet1.C44:Sheet1.C55" chart:label-cell-address="Sheet1.C43:Sheet1.C4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A43:Sheet1.A43</svg:desc>
                </draw:g>
              </table:table-cell>
              <table:table-cell office:value-type="string">
                <text:p>x100(vec29)</text:p>
                <draw:g>
                  <svg:desc>Sheet1.B43:Sheet1.B43</svg:desc>
                </draw:g>
              </table:table-cell>
              <table:table-cell office:value-type="string">
                <text:p>x100(vec58)</text:p>
                <draw:g>
                  <svg:desc>Sheet1.C43:Sheet1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.97">
                <text:p>-64.97</text:p>
                <draw:g>
                  <svg:desc>Sheet1.A44:Sheet1.A55</svg:desc>
                </draw:g>
              </table:table-cell>
              <table:table-cell office:value-type="float" office:value="59.87">
                <text:p>59.87</text:p>
                <draw:g>
                  <svg:desc>Sheet1.B44:Sheet1.B55</svg:desc>
                </draw:g>
              </table:table-cell>
              <table:table-cell office:value-type="float" office:value="-59.1902">
                <text:p>-59.1902</text:p>
                <draw:g>
                  <svg:desc>Sheet1.C44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.37">
                <text:p>-64.37</text:p>
              </table:table-cell>
              <table:table-cell office:value-type="float" office:value="28.54">
                <text:p>28.54</text:p>
              </table:table-cell>
              <table:table-cell office:value-type="float" office:value="-59.6228">
                <text:p>-59.6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.29">
                <text:p>-60.29</text:p>
              </table:table-cell>
              <table:table-cell office:value-type="float" office:value="-70.55">
                <text:p>-70.55</text:p>
              </table:table-cell>
              <table:table-cell office:value-type="float" office:value="-25.5746">
                <text:p>-25.5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.55">
                <text:p>-36.55</text:p>
              </table:table-cell>
              <table:table-cell office:value-type="float" office:value="-60.59">
                <text:p>-60.59</text:p>
              </table:table-cell>
              <table:table-cell office:value-type="float" office:value="-83.5961">
                <text:p>-83.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-35.68">
                <text:p>-35.68</text:p>
              </table:table-cell>
              <table:table-cell office:value-type="float" office:value="-6.3773">
                <text:p>-6.3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.54">
                <text:p>-27.54</text:p>
              </table:table-cell>
              <table:table-cell office:value-type="float" office:value="-14.49">
                <text:p>-14.49</text:p>
              </table:table-cell>
              <table:table-cell office:value-type="float" office:value="-42.4274">
                <text:p>-42.4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.2">
                <text:p>-25.2</text:p>
              </table:table-cell>
              <table:table-cell office:value-type="float" office:value="-15.98">
                <text:p>-15.98</text:p>
              </table:table-cell>
              <table:table-cell office:value-type="float" office:value="60.2621">
                <text:p>60.2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42">
                <text:p>-14.42</text:p>
              </table:table-cell>
              <table:table-cell office:value-type="float" office:value="-73.51">
                <text:p>-73.51</text:p>
              </table:table-cell>
              <table:table-cell office:value-type="float" office:value="-74.3522">
                <text:p>-74.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19">
                <text:p>-4.19</text:p>
              </table:table-cell>
              <table:table-cell office:value-type="float" office:value="-73.76">
                <text:p>-73.76</text:p>
              </table:table-cell>
              <table:table-cell office:value-type="float" office:value="82.7577">
                <text:p>82.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2">
                <text:p>-2.12</text:p>
              </table:table-cell>
              <table:table-cell office:value-type="float" office:value="-53.63">
                <text:p>-53.63</text:p>
              </table:table-cell>
              <table:table-cell office:value-type="float" office:value="-24.1394">
                <text:p>-24.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60.93">
                <text:p>60.93</text:p>
              </table:table-cell>
              <table:table-cell office:value-type="float" office:value="35.2761">
                <text:p>35.2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6">
                <text:p>80.6</text:p>
              </table:table-cell>
              <table:table-cell office:value-type="float" office:value="71.29">
                <text:p>71.29</text:p>
              </table:table-cell>
              <table:table-cell office:value-type="float" office:value="8.1853">
                <text:p>8.1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